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2" style:family="paragraph" style:parent-style-name="Text_20_body" style:list-style-name="L1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07434709" text:style-name="L1">
        <text:list-item>
          <text:p text:style-name="P2"><text:span text:style-name="Strong_20_Emphasis"><text:span text:style-name="T1">Primary Ray Casting:</text:span></text:span></text:p>
          <text:list>
            <text:list-item>
              <text:p text:style-name="P1"><text:span text:style-name="Strong_20_Emphasis"><text:span text:style-name="T1">For each pixel on the image plane:</text:span></text:span></text:p>
              <text:list>
                <text:list-item>
                  <text:p text:style-name="P1">Calculate a primary ray originating from the camera position and passing through the pixel.</text:p>
                </text:list-item>
                <text:list-item>
                  <text:p text:style-name="P1">This ray's direction is determined by the pixel's position and the camera's parameters (such as field of view and aspect ratio).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Intersection Testing:</text:span></text:span></text:p>
          <text:list>
            <text:list-item>
              <text:p text:style-name="P1"><text:span text:style-name="Strong_20_Emphasis"><text:span text:style-name="T1">For each primary ray:</text:span></text:span></text:p>
              <text:list>
                <text:list-item>
                  <text:p text:style-name="P1">Check for intersections with objects in the scene.</text:p>
                </text:list-item>
                <text:list-item>
                  <text:p text:style-name="P1">Determine which object, if any, the ray intersects with and find the closest intersection point.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Surface Interaction:</text:span></text:span></text:p>
          <text:list>
            <text:list-item>
              <text:p text:style-name="P1"><text:span text:style-name="Strong_20_Emphasis"><text:span text:style-name="T1">At an intersection point:</text:span></text:span></text:p>
              <text:list>
                <text:list-item>
                  <text:p text:style-name="P1">Compute surface properties (e.g., normal direction, material properties) at the intersection point on the object.</text:p>
                </text:list-item>
                <text:list-item>
                  <text:p text:style-name="P1">Utilize this information to calculate lighting effects (diffuse, specular, ambient) for that point based on the scene's light sources.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Shadows:</text:span></text:span></text:p>
          <text:list>
            <text:list-item>
              <text:p text:style-name="P1"><text:span text:style-name="Strong_20_Emphasis"><text:span text:style-name="T1">For each intersection point:</text:span></text:span></text:p>
              <text:list>
                <text:list-item>
                  <text:p text:style-name="P1">Cast shadow rays toward each light source from the intersection point to determine if there are obstructions between the point and the light.</text:p>
                </text:list-item>
                <text:list-item>
                  <text:p text:style-name="P1">If an obstruction is found, the point is in shadow, affecting its lighting calculation.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Reflections and Refractions (if applicable):</text:span></text:span></text:p>
          <text:list>
            <text:list-item>
              <text:p text:style-name="P1"><text:span text:style-name="Strong_20_Emphasis"><text:span text:style-name="T1">For reflective or refractive surfaces:</text:span></text:span></text:p>
              <text:list>
                <text:list-item>
                  <text:p text:style-name="P1">Calculate reflection or refraction rays based on the surface properties (reflectivity, transparency).</text:p>
                </text:list-item>
                <text:list-item>
                  <text:p text:style-name="P1">Trace these secondary rays recursively to simulate reflections or refractions.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Recursive Ray Tracing:</text:span></text:span></text:p>
          <text:list>
            <text:list-item>
              <text:p text:style-name="P1"><text:span text:style-name="Strong_20_Emphasis"><text:span text:style-name="T1">For secondary rays:</text:span></text:span></text:p>
              <text:list>
                <text:list-item>
                  <text:p text:style-name="P1">Repeat the intersection testing and surface interaction steps recursively until a termination condition is met (e.g., maximum recursion depth, minimum intensity threshold).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Color Accumulation:</text:span></text:span></text:p>
          <text:list>
            <text:list-item>
              <text:p text:style-name="P1"><text:span text:style-name="Strong_20_Emphasis"><text:span text:style-name="T1">For each pixel:</text:span></text:span></text:p>
              <text:list>
                <text:list-item>
                  <text:p text:style-name="P1"><text:soft-page-break/>Accumulate color contributions from various sources (direct lighting, reflections, refractions) along the ray's path to determine the final color of the pixel.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1">Render the Image:</text:span></text:span></text:p>
          <text:list>
            <text:list-item>
              <text:p text:style-name="P2">Repeat this process for all pixels in the image plane, generating a final image by combining the calculated colors for each pixel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0:42:42.498484672</meta:creation-date>
    <dc:date>2023-12-03T20:44:01.375015033</dc:date>
    <meta:editing-duration>PT1M1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296" meta:character-count="1867" meta:non-whitespace-character-count="1627"/>
  </office:meta>
</office:document-meta>
</file>